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eaf42" officeooo:paragraph-rsid="000eaf42" style:font-weight-asian="normal" style:font-weight-complex="normal"/>
    </style:style>
    <style:style style:name="P2" style:family="paragraph" style:parent-style-name="Standard">
      <style:text-properties fo:font-weight="normal" officeooo:rsid="001115e0" officeooo:paragraph-rsid="001115e0" style:font-weight-asian="normal" style:font-weight-complex="normal"/>
    </style:style>
    <style:style style:name="P3" style:family="paragraph" style:parent-style-name="Standard">
      <style:text-properties fo:font-weight="bold" officeooo:rsid="001115e0" officeooo:paragraph-rsid="001115e0" style:font-weight-asian="bold" style:font-weight-complex="bold"/>
    </style:style>
    <style:style style:name="P4" style:family="paragraph" style:parent-style-name="Standard">
      <style:text-properties fo:font-weight="bold" officeooo:rsid="000eaf42" officeooo:paragraph-rsid="000eaf4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af42" officeooo:paragraph-rsid="000eaf4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74c1" officeooo:paragraph-rsid="001174c1" style:font-weight-asian="bold" style:font-weight-complex="bold"/>
    </style:style>
    <style:style style:name="T1" style:family="text">
      <style:text-properties officeooo:rsid="00103aca"/>
    </style:style>
    <style:style style:name="T2" style:family="text">
      <style:text-properties officeooo:rsid="001115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Exercise 17</text:p>
      <text:p text:style-name="P5">- <text:span text:style-name="T1">Matthew Carlis</text:span></text:p>
      <text:p text:style-name="P1"/>
      <text:p text:style-name="P1">I had two different main.c files. <text:s text:c="2"/>One with the inline version and another with the non-inline.</text:p>
      <text:p text:style-name="P1"/>
      <text:p text:style-name="P3">// Timing results:</text:p>
      <text:p text:style-name="P2"/>
      <text:p text:style-name="P2">&lt;mattc&gt;:~/cmpe_152/lab_exercises/lab17-&gt;./time_code.py </text:p>
      <text:p text:style-name="P2">Time main.o <text:s text:c="9"/>: 5.47676181793 </text:p>
      <text:p text:style-name="P2">Time inline_main.o <text:s text:c="2"/>: 5.22012400627 </text:p>
      <text:p text:style-name="P2">Time O3_inline_main.o: 0.757701873779 </text:p>
      <text:p text:style-name="P2">Time O3_main.o <text:s text:c="6"/>: 0.677929162979 </text:p>
      <text:p text:style-name="P1"/>
      <text:p text:style-name="P3">// <text:span text:style-name="T2">C Code.</text:span></text:p>
      <text:p text:style-name="P1"/>
      <text:p text:style-name="P1">__attribute__((always_inline)) <text:s text:c="3"/></text:p>
      <text:p text:style-name="P1">static inline int swap(int *a, int *b) { <text:s text:c="3"/></text:p>
      <text:p text:style-name="P1"><text:s text:c="8"/>int val; <text:s text:c="3"/></text:p>
      <text:p text:style-name="P1"><text:s text:c="8"/>int val2; <text:s text:c="3"/></text:p>
      <text:p text:style-name="P1"><text:s text:c="8"/>val = *b; <text:s text:c="3"/></text:p>
      <text:p text:style-name="P1"><text:s text:c="8"/>val2 = *a; <text:s text:c="3"/></text:p>
      <text:p text:style-name="P1"><text:s text:c="8"/>*b = val; <text:s text:c="3"/></text:p>
      <text:p text:style-name="P1"><text:s text:c="8"/>*b = val2; <text:s text:c="3"/></text:p>
      <text:p text:style-name="P1"><text:s text:c="8"/>return 0; <text:s text:c="3"/></text:p>
      <text:p text:style-name="P1">}</text:p>
      <text:p text:style-name="P1"/>
      <text:p text:style-name="P1">int swap(int *a, int *b) { </text:p>
      <text:p text:style-name="P1"><text:s text:c="8"/>int val; </text:p>
      <text:p text:style-name="P1"><text:s text:c="8"/>int val2; </text:p>
      <text:p text:style-name="P1"><text:s text:c="8"/>val = *b; </text:p>
      <text:p text:style-name="P1"><text:s text:c="8"/>val2 = *a; </text:p>
      <text:p text:style-name="P1"><text:s text:c="8"/>*b = val; </text:p>
      <text:p text:style-name="P1"><text:s text:c="8"/>*b = val2; </text:p>
      <text:p text:style-name="P1"><text:s text:c="8"/>return 0; </text:p>
      <text:p text:style-name="P1">} </text:p>
      <text:p text:style-name="P1"/>
      <text:p text:style-name="P1">int main(void) { </text:p>
      <text:p text:style-name="P1"><text:s text:c="8"/>int x = 0; </text:p>
      <text:p text:style-name="P1"><text:s text:c="8"/>int y = 0; </text:p>
      <text:p text:style-name="P1"><text:s text:c="8"/>int i = 0; </text:p>
      <text:p text:style-name="P1"/>
      <text:p text:style-name="P1"><text:s text:c="8"/>for (i = 0; i &lt; LOOPS; i++) { </text:p>
      <text:p text:style-name="P1"><text:s text:c="16"/>x += i * (1 + (i % 2)); </text:p>
      <text:p text:style-name="P1"><text:s text:c="16"/>y += i; </text:p>
      <text:p text:style-name="P1"><text:s text:c="16"/>swap(&amp;x, &amp;y); </text:p>
      <text:p text:style-name="P1"><text:s text:c="8"/>} </text:p>
      <text:p text:style-name="P1"><text:s text:c="8"/>printf("a: %d, b:%d\n", x, y); </text:p>
      <text:p text:style-name="P1"><text:s text:c="8"/>return 0; </text:p>
      <text:p text:style-name="P1">}</text:p>
      <text:p text:style-name="P1"><text:soft-page-break/></text:p>
      <text:p text:style-name="P4">// This is the non-inline assembly code</text:p>
      <text:p text:style-name="P1"/>
      <text:p text:style-name="P1"><text:s text:c="8"/>.file <text:s text:c="2"/>"main.c" <text:s text:c="3"/></text:p>
      <text:p text:style-name="P1"><text:s text:c="8"/>.text <text:s text:c="3"/></text:p>
      <text:p text:style-name="P1"><text:s text:c="8"/>.globl <text:s/>swap <text:s text:c="3"/></text:p>
      <text:p text:style-name="P1"><text:s text:c="8"/>.type <text:s text:c="2"/>swap, @function <text:s text:c="3"/></text:p>
      <text:p text:style-name="P1">swap: <text:s text:c="3"/></text:p>
      <text:p text:style-name="P1">.LFB0: <text:s text:c="3"/></text:p>
      <text:p text:style-name="P1"><text:s text:c="8"/>.cfi_startproc <text:s text:c="3"/></text:p>
      <text:p text:style-name="P1"><text:s text:c="8"/>pushl <text:s text:c="2"/>%ebp <text:s text:c="3"/></text:p>
      <text:p text:style-name="P1"><text:s text:c="8"/>.cfi_def_cfa_offset 8 <text:s text:c="3"/></text:p>
      <text:p text:style-name="P1"><text:s text:c="8"/>.cfi_offset 5, -8 <text:s text:c="3"/></text:p>
      <text:p text:style-name="P1"><text:s text:c="8"/>movl <text:s text:c="3"/>%esp, %ebp <text:s text:c="3"/></text:p>
      <text:p text:style-name="P1"><text:s text:c="8"/>.cfi_def_cfa_register 5 <text:s text:c="3"/></text:p>
      <text:p text:style-name="P1"><text:s text:c="8"/>subl <text:s text:c="3"/>$16, %esp <text:s text:c="3"/></text:p>
      <text:p text:style-name="P1"><text:s text:c="8"/>movl <text:s text:c="3"/>12(%ebp), %eax <text:s text:c="3"/></text:p>
      <text:p text:style-name="P1"><text:s text:c="8"/>movl <text:s text:c="3"/>(%eax), %eax <text:s text:c="3"/></text:p>
      <text:p text:style-name="P1"><text:s text:c="8"/>movl <text:s text:c="3"/>%eax, -8(%ebp) <text:s text:c="3"/></text:p>
      <text:p text:style-name="P1"><text:s text:c="8"/>movl <text:s text:c="3"/>8(%ebp), %eax <text:s text:c="3"/></text:p>
      <text:p text:style-name="P1"><text:s text:c="8"/>movl <text:s text:c="3"/>(%eax), %eax <text:s text:c="3"/></text:p>
      <text:p text:style-name="P1"><text:s text:c="8"/>movl <text:s text:c="3"/>%eax, -4(%ebp) <text:s text:c="3"/></text:p>
      <text:p text:style-name="P1"><text:s text:c="8"/>movl <text:s text:c="3"/>12(%ebp), %eax <text:s text:c="3"/></text:p>
      <text:p text:style-name="P1"><text:s text:c="8"/>movl <text:s text:c="3"/>-8(%ebp), %edx <text:s text:c="3"/></text:p>
      <text:p text:style-name="P1"><text:s text:c="8"/>movl <text:s text:c="3"/>%edx, (%eax) <text:s text:c="3"/></text:p>
      <text:p text:style-name="P1"><text:s text:c="8"/>movl <text:s text:c="3"/>12(%ebp), %eax <text:s text:c="3"/></text:p>
      <text:p text:style-name="P1"><text:s text:c="8"/>movl <text:s text:c="3"/>-4(%ebp), %edx <text:s text:c="3"/></text:p>
      <text:p text:style-name="P1"><text:s text:c="8"/>movl <text:s text:c="3"/>%edx, (%eax) <text:s text:c="3"/></text:p>
      <text:p text:style-name="P1"><text:s text:c="8"/>movl <text:s text:c="3"/>$0, %eax <text:s text:c="3"/></text:p>
      <text:p text:style-name="P1"><text:s text:c="8"/>leave <text:s text:c="3"/></text:p>
      <text:p text:style-name="P1"><text:s text:c="8"/>.cfi_restore 5 <text:s text:c="3"/></text:p>
      <text:p text:style-name="P1"><text:s text:c="8"/>.cfi_def_cfa 4, 4 <text:s text:c="3"/></text:p>
      <text:p text:style-name="P1"><text:s text:c="8"/>ret <text:s text:c="3"/></text:p>
      <text:p text:style-name="P1"><text:s text:c="8"/>.cfi_endproc <text:s text:c="3"/></text:p>
      <text:p text:style-name="P1">.LFE0: <text:s text:c="3"/></text:p>
      <text:p text:style-name="P1"><text:s text:c="8"/>.size <text:s text:c="2"/>swap, .-swap <text:s text:c="3"/></text:p>
      <text:p text:style-name="P1"><text:s text:c="8"/>.section <text:s text:c="7"/>.rodata <text:s text:c="3"/></text:p>
      <text:p text:style-name="P1">.LC0: <text:s text:c="3"/></text:p>
      <text:p text:style-name="P1"><text:s text:c="8"/>.string "a: %d, b:%d\n" <text:s text:c="3"/></text:p>
      <text:p text:style-name="P1"><text:s text:c="8"/>.text <text:s text:c="3"/></text:p>
      <text:p text:style-name="P1"><text:s text:c="8"/>.globl <text:s/>main <text:s text:c="3"/></text:p>
      <text:p text:style-name="P1"><text:s text:c="8"/>.type <text:s text:c="2"/>main, @function <text:s/></text:p>
      <text:p text:style-name="P1">main: </text:p>
      <text:p text:style-name="P1">.LFB1: </text:p>
      <text:p text:style-name="P1"><text:s text:c="8"/>.cfi_startproc </text:p>
      <text:p text:style-name="P1"><text:s text:c="8"/>pushl <text:s text:c="2"/>%ebp </text:p>
      <text:p text:style-name="P1"><text:s text:c="8"/>.cfi_def_cfa_offset 8 </text:p>
      <text:p text:style-name="P1"><text:s text:c="8"/>.cfi_offset 5, -8 </text:p>
      <text:p text:style-name="P1"><text:s text:c="8"/>movl <text:s text:c="3"/>%esp, %ebp </text:p>
      <text:p text:style-name="P1"><text:soft-page-break/><text:s text:c="8"/>.cfi_def_cfa_register 5 </text:p>
      <text:p text:style-name="P1"><text:s text:c="8"/>andl <text:s text:c="3"/>$-16, %esp </text:p>
      <text:p text:style-name="P1"><text:s text:c="8"/>subl <text:s text:c="3"/>$32, %esp </text:p>
      <text:p text:style-name="P1"><text:s text:c="8"/>movl <text:s text:c="3"/>$0, 20(%esp) </text:p>
      <text:p text:style-name="P1"><text:s text:c="8"/>movl <text:s text:c="3"/>$0, 24(%esp) </text:p>
      <text:p text:style-name="P1"><text:s text:c="8"/>movl <text:s text:c="3"/>$0, 28(%esp) </text:p>
      <text:p text:style-name="P1"><text:s text:c="8"/>movl <text:s text:c="3"/>$0, 28(%esp) </text:p>
      <text:p text:style-name="P1"><text:s text:c="8"/>jmp <text:s text:c="4"/>.L4 </text:p>
      <text:p text:style-name="P1">.L5: </text:p>
      <text:p text:style-name="P1"><text:s text:c="8"/>movl <text:s text:c="3"/>28(%esp), %eax </text:p>
      <text:p text:style-name="P1"><text:s text:c="8"/>cltd </text:p>
      <text:p text:style-name="P1"><text:s text:c="8"/>shrl <text:s text:c="3"/>$31, %edx </text:p>
      <text:p text:style-name="P1"><text:s text:c="8"/>addl <text:s text:c="3"/>%edx, %eax </text:p>
      <text:p text:style-name="P1"><text:s text:c="8"/>andl <text:s text:c="3"/>$1, %eax </text:p>
      <text:p text:style-name="P1"><text:s text:c="8"/>subl <text:s text:c="3"/>%edx, %eax </text:p>
      <text:p text:style-name="P1"><text:s text:c="8"/>addl <text:s text:c="3"/>$1, %eax </text:p>
      <text:p text:style-name="P1"><text:s text:c="8"/>imull <text:s text:c="2"/>28(%esp), %eax </text:p>
      <text:p text:style-name="P1"><text:s text:c="8"/>movl <text:s text:c="3"/>%eax, %edx </text:p>
      <text:p text:style-name="P1"><text:s text:c="8"/>movl <text:s text:c="3"/>20(%esp), %eax </text:p>
      <text:p text:style-name="P1"><text:s text:c="8"/>addl <text:s text:c="3"/>%edx, %eax </text:p>
      <text:p text:style-name="P1"><text:s text:c="8"/>movl <text:s text:c="3"/>%eax, 20(%esp) </text:p>
      <text:p text:style-name="P1"><text:s text:c="8"/>movl <text:s text:c="3"/>24(%esp), %edx </text:p>
      <text:p text:style-name="P1"><text:s text:c="8"/>movl <text:s text:c="3"/>28(%esp), %eax </text:p>
      <text:p text:style-name="P1"><text:s text:c="8"/>addl <text:s text:c="3"/>%edx, %eax </text:p>
      <text:p text:style-name="P1"><text:s text:c="8"/>movl <text:s text:c="3"/>%eax, 24(%esp) </text:p>
      <text:p text:style-name="P1"><text:s text:c="8"/>leal <text:s text:c="3"/>24(%esp), %eax </text:p>
      <text:p text:style-name="P1"><text:s text:c="8"/>movl <text:s text:c="3"/>%eax, 4(%esp) </text:p>
      <text:p text:style-name="P1"><text:s text:c="8"/>leal <text:s text:c="3"/>20(%esp), %eax </text:p>
      <text:p text:style-name="P1"><text:s text:c="8"/>movl <text:s text:c="3"/>%eax, (%esp) </text:p>
      <text:p text:style-name="P1"><text:s text:c="8"/>call <text:s text:c="3"/>swap </text:p>
      <text:p text:style-name="P1"><text:s text:c="8"/>addl <text:s text:c="3"/>$1, 28(%esp) </text:p>
      <text:p text:style-name="P1">.L4: </text:p>
      <text:p text:style-name="P1"><text:s text:c="8"/>cmpl <text:s text:c="3"/>$999999999, 28(%esp) </text:p>
      <text:p text:style-name="P1"><text:s text:c="8"/>jle <text:s text:c="4"/>.L5 </text:p>
      <text:p text:style-name="P1"><text:s text:c="8"/>movl <text:s text:c="3"/>24(%esp), %edx </text:p>
      <text:p text:style-name="P1"><text:s text:c="8"/>movl <text:s text:c="3"/>20(%esp), %eax </text:p>
      <text:p text:style-name="P1"><text:s text:c="8"/>movl <text:s text:c="3"/>%edx, 8(%esp) </text:p>
      <text:p text:style-name="P1"><text:s text:c="8"/>movl <text:s text:c="3"/>%eax, 4(%esp) </text:p>
      <text:p text:style-name="P1"><text:s text:c="8"/>movl <text:s text:c="3"/>$.LC0, (%esp) </text:p>
      <text:p text:style-name="P1"><text:s text:c="8"/>call <text:s text:c="3"/>printf </text:p>
      <text:p text:style-name="P1"><text:s text:c="8"/>movl <text:s text:c="3"/>$0, %eax </text:p>
      <text:p text:style-name="P1"><text:s text:c="8"/>leave </text:p>
      <text:p text:style-name="P1"><text:s text:c="8"/>.cfi_restore 5 </text:p>
      <text:p text:style-name="P1"><text:s text:c="8"/>.cfi_def_cfa 4, 4 </text:p>
      <text:p text:style-name="P1"><text:s text:c="8"/>ret </text:p>
      <text:p text:style-name="P1"><text:s text:c="8"/>.cfi_endproc </text:p>
      <text:p text:style-name="P1">.LFE1: </text:p>
      <text:p text:style-name="P1"><text:s text:c="8"/>.size <text:s text:c="2"/>main, .-main </text:p>
      <text:p text:style-name="P1"><text:s text:c="8"/>.ident <text:s/>"GCC: (Ubuntu 4.8.4-2ubuntu1~14.04) 4.8.4" </text:p>
      <text:p text:style-name="P1"><text:soft-page-break/><text:s text:c="8"/>.section <text:s text:c="7"/>.note.GNU-stack,"",@progbits </text:p>
      <text:p text:style-name="P4">// This is the inline version of it.</text:p>
      <text:p text:style-name="P1"/>
      <text:p text:style-name="P1"><text:s text:c="8"/>.file <text:s text:c="2"/>"inline_main.c" <text:s text:c="3"/></text:p>
      <text:p text:style-name="P1"><text:s text:c="8"/>.section <text:s text:c="7"/>.rodata <text:s text:c="3"/></text:p>
      <text:p text:style-name="P1">.LC0: <text:s text:c="3"/></text:p>
      <text:p text:style-name="P1"><text:s text:c="8"/>.string "a: %d, b:%d\n" <text:s text:c="3"/></text:p>
      <text:p text:style-name="P1"><text:s text:c="8"/>.text <text:s text:c="3"/></text:p>
      <text:p text:style-name="P1"><text:s text:c="8"/>.globl <text:s/>main <text:s text:c="3"/></text:p>
      <text:p text:style-name="P1"><text:s text:c="8"/>.type <text:s text:c="2"/>main, @function <text:s text:c="3"/></text:p>
      <text:p text:style-name="P1">main: <text:s text:c="3"/></text:p>
      <text:p text:style-name="P1">.LFB1: <text:s text:c="3"/></text:p>
      <text:p text:style-name="P1"><text:s text:c="8"/>.cfi_startproc <text:s text:c="3"/></text:p>
      <text:p text:style-name="P1"><text:s text:c="8"/>pushl <text:s text:c="2"/>%ebp <text:s text:c="3"/></text:p>
      <text:p text:style-name="P1"><text:s text:c="8"/>.cfi_def_cfa_offset 8 <text:s text:c="3"/></text:p>
      <text:p text:style-name="P1"><text:s text:c="8"/>.cfi_offset 5, -8 <text:s text:c="3"/></text:p>
      <text:p text:style-name="P1"><text:s text:c="8"/>movl <text:s text:c="3"/>%esp, %ebp <text:s text:c="3"/></text:p>
      <text:p text:style-name="P1"><text:s text:c="8"/>.cfi_def_cfa_register 5 <text:s text:c="3"/></text:p>
      <text:p text:style-name="P1"><text:s text:c="8"/>andl <text:s text:c="3"/>$-16, %esp <text:s text:c="3"/></text:p>
      <text:p text:style-name="P1"><text:s text:c="8"/>subl <text:s text:c="3"/>$48, %esp <text:s text:c="3"/></text:p>
      <text:p text:style-name="P1"><text:s text:c="8"/>movl <text:s text:c="3"/>$0, 20(%esp) <text:s text:c="3"/></text:p>
      <text:p text:style-name="P1"><text:s text:c="8"/>movl <text:s text:c="3"/>$0, 24(%esp) <text:s text:c="3"/></text:p>
      <text:p text:style-name="P1"><text:s text:c="8"/>movl <text:s text:c="3"/>$0, 28(%esp) <text:s text:c="3"/></text:p>
      <text:p text:style-name="P1"><text:s text:c="8"/>movl <text:s text:c="3"/>$0, 28(%esp) <text:s text:c="3"/></text:p>
      <text:p text:style-name="P1"><text:s text:c="8"/>jmp <text:s text:c="4"/>.L2 <text:s text:c="2"/></text:p>
      <text:p text:style-name="P1">.L4: </text:p>
      <text:p text:style-name="P1"><text:s text:c="8"/>movl <text:s text:c="3"/>28(%esp), %eax </text:p>
      <text:p text:style-name="P1"><text:s text:c="8"/>cltd </text:p>
      <text:p text:style-name="P1"><text:s text:c="8"/>shrl <text:s text:c="3"/>$31, %edx </text:p>
      <text:p text:style-name="P1"><text:s text:c="8"/>addl <text:s text:c="3"/>%edx, %eax </text:p>
      <text:p text:style-name="P1"><text:s text:c="8"/>andl <text:s text:c="3"/>$1, %eax </text:p>
      <text:p text:style-name="P1"><text:s text:c="8"/>subl <text:s text:c="3"/>%edx, %eax </text:p>
      <text:p text:style-name="P1"><text:s text:c="8"/>leal <text:s text:c="3"/>1(%eax), %edx </text:p>
      <text:p text:style-name="P1"><text:s text:c="8"/>movl <text:s text:c="3"/>28(%esp), %eax </text:p>
      <text:p text:style-name="P1"><text:s text:c="8"/>addl <text:s text:c="3"/>%eax, %edx <text:s text:c="3"/></text:p>
      <text:p text:style-name="P1"><text:s text:c="8"/>movl <text:s text:c="3"/>20(%esp), %eax <text:s text:c="3"/></text:p>
      <text:p text:style-name="P1"><text:s text:c="8"/>addl <text:s text:c="3"/>%edx, %eax <text:s text:c="3"/></text:p>
      <text:p text:style-name="P1"><text:s text:c="8"/>movl <text:s text:c="3"/>%eax, 20(%esp) <text:s text:c="3"/></text:p>
      <text:p text:style-name="P1"><text:s text:c="8"/>movl <text:s text:c="3"/>24(%esp), %edx <text:s text:c="3"/></text:p>
      <text:p text:style-name="P1"><text:s text:c="8"/>movl <text:s text:c="3"/>28(%esp), %eax <text:s text:c="3"/></text:p>
      <text:p text:style-name="P1"><text:s text:c="8"/>addl <text:s text:c="3"/>%edx, %eax <text:s text:c="3"/></text:p>
      <text:p text:style-name="P1"><text:s text:c="8"/>movl <text:s text:c="3"/>%eax, 24(%esp) <text:s text:c="3"/></text:p>
      <text:p text:style-name="P1"><text:s text:c="8"/>leal <text:s text:c="3"/>20(%esp), %eax <text:s text:c="3"/></text:p>
      <text:p text:style-name="P1"><text:s text:c="8"/>movl <text:s text:c="3"/>%eax, 32(%esp) <text:s text:c="3"/></text:p>
      <text:p text:style-name="P1"><text:s text:c="8"/>leal <text:s text:c="3"/>24(%esp), %eax <text:s text:c="3"/></text:p>
      <text:p text:style-name="P1"><text:s text:c="8"/>movl <text:s text:c="3"/>%eax, 36(%esp) <text:s text:c="3"/></text:p>
      <text:p text:style-name="P1"><text:s text:c="8"/>movl <text:s text:c="3"/>36(%esp), %eax <text:s text:c="3"/></text:p>
      <text:p text:style-name="P1"><text:s text:c="8"/>movl <text:s text:c="3"/>(%eax), %eax </text:p>
      <text:p text:style-name="P1"><text:s text:c="8"/>movl <text:s text:c="3"/>%eax, 40(%esp) </text:p>
      <text:p text:style-name="P1"><text:soft-page-break/><text:s text:c="8"/>movl <text:s text:c="3"/>32(%esp), %eax </text:p>
      <text:p text:style-name="P1"><text:s text:c="8"/>movl <text:s text:c="3"/>(%eax), %eax </text:p>
      <text:p text:style-name="P1"><text:s text:c="8"/>movl <text:s text:c="3"/>%eax, 44(%esp) </text:p>
      <text:p text:style-name="P1"><text:s text:c="8"/>movl <text:s text:c="3"/>36(%esp), %eax </text:p>
      <text:p text:style-name="P1"><text:s text:c="8"/>movl <text:s text:c="3"/>40(%esp), %edx </text:p>
      <text:p text:style-name="P1"><text:s text:c="8"/>movl <text:s text:c="3"/>%edx, (%eax) </text:p>
      <text:p text:style-name="P1"><text:s text:c="8"/>movl <text:s text:c="3"/>36(%esp), %eax </text:p>
      <text:p text:style-name="P1"><text:s text:c="8"/>movl <text:s text:c="3"/>44(%esp), %edx </text:p>
      <text:p text:style-name="P1"><text:s text:c="8"/>movl <text:s text:c="3"/>%edx, (%eax) </text:p>
      <text:p text:style-name="P1"><text:s text:c="8"/>addl <text:s text:c="3"/>$1, 28(%esp)</text:p>
      <text:p text:style-name="P1">.L2: </text:p>
      <text:p text:style-name="P1"><text:s text:c="8"/>cmpl <text:s text:c="3"/>$999999999, 28(%esp) </text:p>
      <text:p text:style-name="P1"><text:s text:c="8"/>jle <text:s text:c="4"/>.L4 </text:p>
      <text:p text:style-name="P1"><text:s text:c="8"/>movl <text:s text:c="3"/>24(%esp), %edx </text:p>
      <text:p text:style-name="P1"><text:s text:c="8"/>movl <text:s text:c="3"/>20(%esp), %eax </text:p>
      <text:p text:style-name="P1"><text:s text:c="8"/>movl <text:s text:c="3"/>%edx, 8(%esp) </text:p>
      <text:p text:style-name="P1"><text:s text:c="8"/>movl <text:s text:c="3"/>%eax, 4(%esp) </text:p>
      <text:p text:style-name="P1"><text:s text:c="8"/>movl <text:s text:c="3"/>$.LC0, (%esp) </text:p>
      <text:p text:style-name="P1"><text:s text:c="8"/>call <text:s text:c="3"/>printf </text:p>
      <text:p text:style-name="P1"><text:s text:c="8"/>movl <text:s text:c="3"/>$0, %eax </text:p>
      <text:p text:style-name="P1"><text:s text:c="8"/>leave </text:p>
      <text:p text:style-name="P1"><text:s text:c="8"/>.cfi_restore 5 </text:p>
      <text:p text:style-name="P1"><text:s text:c="8"/>.cfi_def_cfa 4, 4 </text:p>
      <text:p text:style-name="P1"><text:s text:c="8"/>ret </text:p>
      <text:p text:style-name="P1"><text:s text:c="8"/>.cfi_endproc </text:p>
      <text:p text:style-name="P1">.LFE1: </text:p>
      <text:p text:style-name="P1"><text:s text:c="8"/>.size <text:s text:c="2"/>main, .-main </text:p>
      <text:p text:style-name="P1"><text:s text:c="8"/>.ident <text:s/>"GCC: (Ubuntu 4.8.4-2ubuntu1~14.04) 4.8.4" </text:p>
      <text:p text:style-name="P1"><text:s text:c="8"/>.section <text:s text:c="7"/>.note.GNU-stack,"",@progb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30:25.446588364</meta:creation-date>
    <dc:date>2015-12-01T16:46:20.633360102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5" meta:paragraph-count="214" meta:word-count="586" meta:character-count="5744" meta:non-whitespace-character-count="3076"/>
  </office:meta>
</office:document-meta>
</file>